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47fcc"/>
    </style:style>
    <style:style style:name="P2" style:family="paragraph" style:parent-style-name="Standard">
      <style:paragraph-properties fo:margin-top="0.101cm" fo:margin-bottom="0.101cm" loext:contextual-spacing="false" fo:line-height="100%"/>
    </style:style>
    <style:style style:name="P3" style:family="paragraph" style:parent-style-name="Text_20_body" style:list-style-name="L1"/>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7ea0"/>
    </style:style>
    <style:style style:name="P6" style:family="paragraph" style:parent-style-name="Text_20_body" style:list-style-name="L2"/>
    <style:style style:name="P7" style:family="paragraph" style:parent-style-name="Text_20_body">
      <style:text-properties officeooo:rsid="00147fcc" officeooo:paragraph-rsid="00147fcc"/>
    </style:style>
    <style:style style:name="P8" style:family="paragraph" style:parent-style-name="Text_20_body" style:list-style-name="L3"/>
    <style:style style:name="P9" style:family="paragraph" style:parent-style-name="Text_20_body">
      <style:text-properties officeooo:paragraph-rsid="00167ea0"/>
    </style:style>
    <style:style style:name="P10" style:family="paragraph" style:parent-style-name="Text_20_body">
      <style:text-properties officeooo:paragraph-rsid="00147fcc"/>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Heading_20_1">
      <style:text-properties fo:language="en" fo:country="US"/>
    </style:style>
    <style:style style:name="P22" style:family="paragraph" style:parent-style-name="List_20_Contents">
      <style:paragraph-properties fo:margin-top="0cm" fo:margin-bottom="0.499cm" loext:contextual-spacing="false"/>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4">
      <style:paragraph-properties>
        <style:tab-stops>
          <style:tab-stop style:position="16.092cm" style:type="right" style:leader-style="dotted" style:leader-text="."/>
        </style:tab-stops>
      </style:paragraph-properties>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T3" style:family="text">
      <style:text-properties officeooo:rsid="00147fcc"/>
    </style:style>
    <style:style style:name="T4" style:family="text">
      <style:text-properties fo:language="en" fo:country="US"/>
    </style:style>
    <style:style style:name="T5" style:family="text">
      <style:text-properties officeooo:rsid="00167ea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34_329617644" text:style-name="Index_20_Link" text:visited-style-name="Index_20_Link">Software documentation<text:tab/>1</text:a></text:p>
          <text:p text:style-name="P23"><text:a xlink:type="simple" xlink:href="#__RefHeading___Toc136_329617644" text:style-name="Index_20_Link" text:visited-style-name="Index_20_Link">Software requirements specification(IEEE830)<text:tab/>1</text:a></text:p>
          <text:p text:style-name="P24"><text:a xlink:type="simple" xlink:href="#__RefHeading___Toc138_329617644" text:style-name="Index_20_Link" text:visited-style-name="Index_20_Link">GOALS<text:tab/>2</text:a></text:p>
          <text:p text:style-name="P24"><text:a xlink:type="simple" xlink:href="#__RefHeading___Toc140_329617644" text:style-name="Index_20_Link" text:visited-style-name="Index_20_Link">Structure<text:tab/>2</text:a></text:p>
          <text:p text:style-name="P23"><text:a xlink:type="simple" xlink:href="#__RefHeading___Toc142_329617644" text:style-name="Index_20_Link" text:visited-style-name="Index_20_Link">Software design description(IEEE1016 - 2009)<text:tab/>3</text:a></text:p>
          <text:p text:style-name="P24"><text:a xlink:type="simple" xlink:href="#__RefHeading___Toc144_329617644" text:style-name="Index_20_Link" text:visited-style-name="Index_20_Link">Software architecture<text:tab/>4</text:a></text:p>
          <text:p text:style-name="P23"><text:a xlink:type="simple" xlink:href="#__RefHeading___Toc146_329617644" text:style-name="Index_20_Link" text:visited-style-name="Index_20_Link">Software test documentation<text:tab/>4</text:a></text:p>
          <text:p text:style-name="P24"><text:a xlink:type="simple" xlink:href="#__RefHeading___Toc148_329617644" text:style-name="Index_20_Link" text:visited-style-name="Index_20_Link">Structure and contents of the standards<text:tab/>4</text:a></text:p>
          <text:p text:style-name="P26"><text:a xlink:type="simple" xlink:href="#__RefHeading___Toc150_329617644" text:style-name="Index_20_Link" text:visited-style-name="Index_20_Link">ISO/IEC/IEEE 29119-1 (Part 1) - Concepts and Definitions<text:tab/>4</text:a></text:p>
          <text:p text:style-name="P26"><text:a xlink:type="simple" xlink:href="#__RefHeading___Toc152_329617644" text:style-name="Index_20_Link" text:visited-style-name="Index_20_Link">ISO/IEC/IEEE 29119-2 (Part 2) - Test Processes<text:tab/>4</text:a></text:p>
          <text:p text:style-name="P26"><text:a xlink:type="simple" xlink:href="#__RefHeading___Toc154_329617644" text:style-name="Index_20_Link" text:visited-style-name="Index_20_Link">ISO/IEC/IEEE 29119-3 (Part 3) - Test Documentation<text:tab/>4</text:a></text:p>
          <text:p text:style-name="P26"><text:a xlink:type="simple" xlink:href="#__RefHeading___Toc156_329617644" text:style-name="Index_20_Link" text:visited-style-name="Index_20_Link">ISO/IEC/IEEE 29119-4 (Part 4) - Test Techniques<text:tab/>5</text:a></text:p>
          <text:p text:style-name="P25"><text:a xlink:type="simple" xlink:href="#__RefHeading___Toc158_329617644" text:style-name="Index_20_Link" text:visited-style-name="Index_20_Link">Specification-Based Test Design Techniques<text:tab/>5</text:a></text:p>
          <text:p text:style-name="P25"><text:a xlink:type="simple" xlink:href="#__RefHeading___Toc160_329617644" text:style-name="Index_20_Link" text:visited-style-name="Index_20_Link">Structure-Based Test Design Techniques<text:tab/>6</text:a></text:p>
          <text:p text:style-name="P25"><text:a xlink:type="simple" xlink:href="#__RefHeading___Toc162_329617644" text:style-name="Index_20_Link" text:visited-style-name="Index_20_Link">Experience-Based Test Design Techniques<text:tab/>6</text:a></text:p>
          <text:p text:style-name="P26"><text:a xlink:type="simple" xlink:href="#__RefHeading___Toc164_329617644" text:style-name="Index_20_Link" text:visited-style-name="Index_20_Link">ISO/IEC/IEEE 29119-5 (Part 5) – Keyword-Driven Testing<text:tab/>6</text:a></text:p>
        </text:index-body>
      </text:table-of-content>
      <text:h text:style-name="Heading_20_1" text:outline-level="1"/>
      <text:h text:style-name="Heading_20_1" text:outline-level="1"><text:bookmark-start text:name="__RefHeading___Toc134_329617644"/>Software documentation<text:bookmark-end text:name="__RefHeading___Toc134_329617644"/></text:h>
      <text:p text:style-name="P4"><text:span text:style-name="T1"><text:tab/></text:span><text:bookmark-start text:name="__DdeLink__27_329617644"/><text:span text:style-name="T1">Software documentation</text:span><text:bookmark-end text:name="__DdeLink__27_329617644"/> is written text or illustration that accompanies <text:a xlink:type="simple" xlink:href="https://en.wikipedia.org/wiki/Computer_software" text:style-name="Internet_20_link" text:visited-style-name="Visited_20_Internet_20_Link">computer software</text:a> or is embedded in the source code. It either explains how it operates or how to use it, and may mean different things to people in different roles.</text:p>
      <text:p text:style-name="Text_20_body"><text:a xlink:type="simple" xlink:href="https://en.wikipedia.org/wiki/Documentation" text:style-name="Internet_20_link" text:visited-style-name="Visited_20_Internet_20_Link">Documentation</text:a> is an important part of <text:a xlink:type="simple" xlink:href="https://en.wikipedia.org/wiki/Software_engineering" text:style-name="Internet_20_link" text:visited-style-name="Visited_20_Internet_20_Link">software engineering</text:a>. Types of documentation include:</text:p>
      <text:list xml:id="list831837692" text:style-name="L7">
        <text:list-item>
          <text:p text:style-name="P20"><text:a xlink:type="simple" xlink:href="https://en.wikipedia.org/wiki/Requirement" text:style-name="Internet_20_link" text:visited-style-name="Visited_20_Internet_20_Link">Requirements</text:a> – Statements that identify attributes, capabilities, characteristics, or qualities of a system. This is the foundation for what will be or has been implemented. </text:p>
        </text:list-item>
        <text:list-item>
          <text:p text:style-name="P20">Architecture/Design – Overview of software. Includes relations to an environment and construction principles to be used in design of software components. </text:p>
        </text:list-item>
        <text:list-item>
          <text:p text:style-name="P20">Technical – Documentation of code, algorithms, interfaces, and <text:a xlink:type="simple" xlink:href="https://en.wikipedia.org/wiki/API_documentation" text:style-name="Internet_20_link" text:visited-style-name="Visited_20_Internet_20_Link">APIs</text:a>. </text:p>
        </text:list-item>
        <text:list-item>
          <text:p text:style-name="P20"><text:a xlink:type="simple" xlink:href="https://en.wikipedia.org/wiki/End_user" text:style-name="Internet_20_link" text:visited-style-name="Visited_20_Internet_20_Link">End user</text:a> – Manuals for the end-user, system administrators and support staff. </text:p>
        </text:list-item>
        <text:list-item>
          <text:p text:style-name="P14">Marketing – How to market the product and analysis of the market demand. </text:p>
        </text:list-item>
      </text:list>
      <text:h text:style-name="P21" text:outline-level="1"><text:bookmark text:name="firstHeading1"/><text:bookmark-start text:name="__RefHeading___Toc136_329617644"/>Software requirements specification<text:span text:style-name="T3">(IEEE830)</text:span><text:bookmark-end text:name="__RefHeading___Toc136_329617644"/></text:h>
      <text:p text:style-name="P4"/>
      <text:p text:style-name="P9"><text:span text:style-name="T4"><text:tab/></text:span>A <text:span text:style-name="T1">software requirements specification</text:span> (<text:span text:style-name="T1">SRS</text:span>) is a description of a <text:a xlink:type="simple" xlink:href="https://en.wikipedia.org/wiki/Software_system" text:style-name="Internet_20_link" text:visited-style-name="Visited_20_Internet_20_Link">software system</text:a> to be developed. It lays out <text:a xlink:type="simple" xlink:href="https://en.wikipedia.org/wiki/Functional_requirement" text:style-name="Internet_20_link" text:visited-style-name="Visited_20_Internet_20_Link">functional</text:a> and <text:a xlink:type="simple" xlink:href="https://en.wikipedia.org/wiki/Non-functional_requirements" text:style-name="Internet_20_link" text:visited-style-name="Visited_20_Internet_20_Link">non-functional requirements</text:a>, and may include a set of <text:a xlink:type="simple" xlink:href="https://en.wikipedia.org/wiki/Use_case" text:style-name="Internet_20_link" text:visited-style-name="Visited_20_Internet_20_Link">use cases</text:a> that describe user interactions that the software must provide.</text:p>
      <text:p text:style-name="P9"><text:soft-page-break/>Software requirements specification establishes the basis for an agreement between customers and contractors or suppliers (in market-driven projects, these roles may be played by the marketing and development divisions) on what the software product is to do as well as what it is not expected to do. Software requirements specification permits a rigorous assessment of requirements before design can begin and reduces later redesign. It should also provide a realistic basis for estimating product costs, risks, and schedules.<text:bookmark text:name="cite_ref-1"/><text:a xlink:type="simple" xlink:href="https://en.wikipedia.org/wiki/Software_requirements_specification#cite_note-1" text:style-name="Internet_20_link" text:visited-style-name="Visited_20_Internet_20_Link">[1]</text:a> Used appropriately, software requirements specifications can help prevent software</text:p>
      <text:h text:style-name="Heading_20_2" text:outline-level="2"><text:bookmark-start text:name="__RefHeading___Toc138_329617644"/><text:a xlink:type="simple" xlink:href="https://en.wikipedia.org/wiki/Software_requirements_specification#cite_note-2" text:style-name="Internet_20_link" text:visited-style-name="Visited_20_Internet_20_Link">G</text:a>OAL<text:span text:style-name="T5">S</text:span><text:bookmark-end text:name="__RefHeading___Toc138_329617644"/></text:h>
      <text:p text:style-name="P5"><text:tab/>The Software Requirements Specification (SRS) is a communication tool between stakeholders and software designers. The specific goals of the SRS are:</text:p>
      <text:list xml:id="list2387235406" text:style-name="L2">
        <text:list-item>
          <text:p text:style-name="P16">Facilitating reviews </text:p>
        </text:list-item>
        <text:list-item>
          <text:p text:style-name="P16">Describing the scope of work </text:p>
        </text:list-item>
        <text:list-item>
          <text:p text:style-name="P16">Providing a reference to software designers (i.e. navigation aids, document structure) </text:p>
        </text:list-item>
        <text:list-item>
          <text:p text:style-name="P16">Providing a framework for testing primary and secondary use cases </text:p>
        </text:list-item>
        <text:list-item>
          <text:p text:style-name="P16">Including <text:a xlink:type="simple" xlink:href="https://en.wikipedia.org/wiki/Software_feature" text:style-name="Internet_20_link" text:visited-style-name="Visited_20_Internet_20_Link">features</text:a> to customer requirements </text:p>
        </text:list-item>
        <text:list-item>
          <text:p text:style-name="P6">Providing a platform for ongoing refinement (via incomplete specs or questions) </text:p>
        </text:list-item>
      </text:list>
      <text:h text:style-name="Heading_20_2" text:outline-level="2"><text:bookmark-start text:name="__RefHeading___Toc140_329617644"/>Structure<text:bookmark-end text:name="__RefHeading___Toc140_329617644"/></text:h>
      <text:p text:style-name="P7">An example organization of an SRS is as follows:<text:bookmark text:name="cite_ref-book1_5-0"/><text:a xlink:type="simple" xlink:href="https://en.wikipedia.org/wiki/Software_requirements_specification#cite_note-book1-5" text:style-name="Internet_20_link" text:visited-style-name="Visited_20_Internet_20_Link">[5]</text:a></text:p>
      <text:list xml:id="list3944404252" text:style-name="L3">
        <text:list-item>
          <text:p text:style-name="P17"><text:a xlink:type="simple" xlink:href="https://en.wikipedia.org/wiki/Software_requirements_specification#Goals" text:style-name="Internet_20_link" text:visited-style-name="Visited_20_Internet_20_Link">Purpose</text:a> </text:p>
          <text:list>
            <text:list-item>
              <text:p text:style-name="P17"><text:a xlink:type="simple" xlink:href="https://en.wikipedia.org/wiki/Definition" text:style-name="Internet_20_link" text:visited-style-name="Visited_20_Internet_20_Link">Definitions</text:a> </text:p>
            </text:list-item>
            <text:list-item>
              <text:p text:style-name="P17">Background </text:p>
            </text:list-item>
            <text:list-item>
              <text:p text:style-name="P17">System overview </text:p>
            </text:list-item>
            <text:list-item>
              <text:p text:style-name="P17"><text:a xlink:type="simple" xlink:href="https://en.wikipedia.org/wiki/Reference" text:style-name="Internet_20_link" text:visited-style-name="Visited_20_Internet_20_Link">References</text:a> </text:p>
            </text:list-item>
          </text:list>
        </text:list-item>
        <text:list-item>
          <text:p text:style-name="P17"><text:a xlink:type="simple" xlink:href="https://en.wikipedia.org/wiki/High-_and_low-level" text:style-name="Internet_20_link" text:visited-style-name="Visited_20_Internet_20_Link">Overall description</text:a> </text:p>
          <text:list>
            <text:list-item>
              <text:p text:style-name="P17"><text:a xlink:type="simple" xlink:href="https://en.wikipedia.org/wiki/Product_requirements_document" text:style-name="Internet_20_link" text:visited-style-name="Visited_20_Internet_20_Link">Product perspective</text:a> </text:p>
              <text:list>
                <text:list-item>
                  <text:p text:style-name="P17"><text:a xlink:type="simple" xlink:href="https://en.wikipedia.org/wiki/Interface_(computing)" text:style-name="Internet_20_link" text:visited-style-name="Visited_20_Internet_20_Link">System Interfaces</text:a> </text:p>
                </text:list-item>
                <text:list-item>
                  <text:p text:style-name="P17"><text:a xlink:type="simple" xlink:href="https://en.wikipedia.org/wiki/User_interface" text:style-name="Internet_20_link" text:visited-style-name="Visited_20_Internet_20_Link">User interfaces</text:a> </text:p>
                </text:list-item>
                <text:list-item>
                  <text:p text:style-name="P17"><text:a xlink:type="simple" xlink:href="https://en.wikipedia.org/wiki/Hardware_interfaces" text:style-name="Internet_20_link" text:visited-style-name="Visited_20_Internet_20_Link">Hardware interfaces</text:a> </text:p>
                </text:list-item>
                <text:list-item>
                  <text:p text:style-name="P17"><text:a xlink:type="simple" xlink:href="https://en.wikipedia.org/wiki/Interface_(computing)" text:style-name="Internet_20_link" text:visited-style-name="Visited_20_Internet_20_Link">Software interfaces</text:a> </text:p>
                </text:list-item>
                <text:list-item>
                  <text:p text:style-name="P17">Communication Interfaces </text:p>
                </text:list-item>
                <text:list-item>
                  <text:p text:style-name="P17"><text:a xlink:type="simple" xlink:href="https://en.wikipedia.org/wiki/Computer_memory" text:style-name="Internet_20_link" text:visited-style-name="Visited_20_Internet_20_Link">Memory Constraints</text:a> </text:p>
                </text:list-item>
              </text:list>
            </text:list-item>
            <text:list-item>
              <text:p text:style-name="P17">Design constraints </text:p>
              <text:list>
                <text:list-item>
                  <text:p text:style-name="P17"><text:a xlink:type="simple" xlink:href="https://en.wikipedia.org/wiki/Operations_support_system" text:style-name="Internet_20_link" text:visited-style-name="Visited_20_Internet_20_Link">Operations</text:a> </text:p>
                </text:list-item>
                <text:list-item>
                  <text:p text:style-name="P17">Site Adaptation Requirements </text:p>
                </text:list-item>
              </text:list>
            </text:list-item>
            <text:list-item>
              <text:p text:style-name="P17">Product functions </text:p>
            </text:list-item>
            <text:list-item>
              <text:p text:style-name="P17">User characteristics </text:p>
            </text:list-item>
            <text:list-item>
              <text:p text:style-name="P17">Constraints, assumptions and dependencies </text:p>
            </text:list-item>
          </text:list>
        </text:list-item>
        <text:list-item>
          <text:p text:style-name="P17"><text:soft-page-break/>Specific requirements </text:p>
          <text:list>
            <text:list-item>
              <text:p text:style-name="P17">External interface requirements </text:p>
            </text:list-item>
            <text:list-item>
              <text:p text:style-name="P17"><text:a xlink:type="simple" xlink:href="https://en.wikipedia.org/wiki/Functional_requirement" text:style-name="Internet_20_link" text:visited-style-name="Visited_20_Internet_20_Link">Functional requirements</text:a> </text:p>
            </text:list-item>
            <text:list-item>
              <text:p text:style-name="P17"><text:a xlink:type="simple" xlink:href="https://en.wikipedia.org/wiki/Performance_engineering" text:style-name="Internet_20_link" text:visited-style-name="Visited_20_Internet_20_Link">Performance requirements</text:a> </text:p>
            </text:list-item>
            <text:list-item>
              <text:p text:style-name="P17">Logical database requirement </text:p>
            </text:list-item>
            <text:list-item>
              <text:p text:style-name="P17">Software System attributes </text:p>
              <text:list>
                <text:list-item>
                  <text:p text:style-name="P17"><text:a xlink:type="simple" xlink:href="https://en.wikipedia.org/wiki/Reliability_engineering" text:style-name="Internet_20_link" text:visited-style-name="Visited_20_Internet_20_Link">Reliability</text:a> </text:p>
                </text:list-item>
                <text:list-item>
                  <text:p text:style-name="P17"><text:a xlink:type="simple" xlink:href="https://en.wikipedia.org/wiki/High_availability" text:style-name="Internet_20_link" text:visited-style-name="Visited_20_Internet_20_Link">Availability</text:a> </text:p>
                </text:list-item>
                <text:list-item>
                  <text:p text:style-name="P17"><text:a xlink:type="simple" xlink:href="https://en.wikipedia.org/wiki/Security_engineering" text:style-name="Internet_20_link" text:visited-style-name="Visited_20_Internet_20_Link">Security</text:a> </text:p>
                </text:list-item>
                <text:list-item>
                  <text:p text:style-name="P17"><text:a xlink:type="simple" xlink:href="https://en.wikipedia.org/wiki/Serviceability_(computer)" text:style-name="Internet_20_link" text:visited-style-name="Visited_20_Internet_20_Link">Maintainability</text:a> </text:p>
                </text:list-item>
                <text:list-item>
                  <text:p text:style-name="P17">Portability. </text:p>
                </text:list-item>
              </text:list>
            </text:list-item>
            <text:list-item>
              <text:p text:style-name="P17"><text:a xlink:type="simple" xlink:href="https://en.wikipedia.org/wiki/Functional_requirements" text:style-name="Internet_20_link" text:visited-style-name="Visited_20_Internet_20_Link">functional requirements</text:a> </text:p>
              <text:list>
                <text:list-item>
                  <text:p text:style-name="P17"><text:a xlink:type="simple" xlink:href="https://en.wikipedia.org/w/index.php?title=Functional_partitioning&amp;action=edit&amp;redlink=1" text:style-name="Internet_20_link" text:visited-style-name="Visited_20_Internet_20_Link">functional partitioning</text:a> </text:p>
                </text:list-item>
                <text:list-item>
                  <text:p text:style-name="P17"><text:a xlink:type="simple" xlink:href="https://en.wikipedia.org/w/index.php?title=Functional_description&amp;action=edit&amp;redlink=1" text:style-name="Internet_20_link" text:visited-style-name="Visited_20_Internet_20_Link">functional description</text:a> </text:p>
                </text:list-item>
                <text:list-item>
                  <text:p text:style-name="P17"><text:a xlink:type="simple" xlink:href="https://en.wikipedia.org/w/index.php?title=Control_description&amp;action=edit&amp;redlink=1" text:style-name="Internet_20_link" text:visited-style-name="Visited_20_Internet_20_Link">control description</text:a> </text:p>
                </text:list-item>
              </text:list>
            </text:list-item>
            <text:list-item>
              <text:p text:style-name="P17"><text:a xlink:type="simple" xlink:href="https://en.wikipedia.org/w/index.php?title=Environment_characteristics&amp;action=edit&amp;redlink=1" text:style-name="Internet_20_link" text:visited-style-name="Visited_20_Internet_20_Link">Environment characteristics</text:a> </text:p>
              <text:list>
                <text:list-item>
                  <text:p text:style-name="P17"><text:a xlink:type="simple" xlink:href="https://en.wikipedia.org/wiki/Computer_hardware" text:style-name="Internet_20_link" text:visited-style-name="Visited_20_Internet_20_Link">Hardware</text:a> </text:p>
                </text:list-item>
                <text:list-item>
                  <text:p text:style-name="P17"><text:a xlink:type="simple" xlink:href="https://en.wikipedia.org/wiki/Peripherals" text:style-name="Internet_20_link" text:visited-style-name="Visited_20_Internet_20_Link">peripherals</text:a> </text:p>
                </text:list-item>
                <text:list-item>
                  <text:p text:style-name="P17"><text:a xlink:type="simple" xlink:href="https://en.wikipedia.org/wiki/People" text:style-name="Internet_20_link" text:visited-style-name="Visited_20_Internet_20_Link">people</text:a> </text:p>
                </text:list-item>
              </text:list>
            </text:list-item>
            <text:list-item>
              <text:p text:style-name="P8">others</text:p>
            </text:list-item>
          </text:list>
        </text:list-item>
      </text:list>
      <text:h text:style-name="Heading_20_1" text:outline-level="1"><text:bookmark text:name="firstHeading"/><text:bookmark-start text:name="__RefHeading___Toc142_329617644"/>Software design description<text:span text:style-name="T3">(IEEE1016 - 2009)</text:span><text:bookmark-end text:name="__RefHeading___Toc142_329617644"/></text:h>
      <text:p text:style-name="P2"><text:tab/>A <text:span text:style-name="T1">software design description</text:span> (a.k.a. <text:span text:style-name="T1">software design document</text:span> or <text:span text:style-name="T1">SDD</text:span>) is a written description of a <text:a xlink:type="simple" xlink:href="https://en.wikipedia.org/wiki/Software" text:style-name="Internet_20_link" text:visited-style-name="Visited_20_Internet_20_Link">software</text:a> product, that a software designer writes in order to give a <text:a xlink:type="simple" xlink:href="https://en.wikipedia.org/wiki/Software_development" text:style-name="Internet_20_link" text:visited-style-name="Visited_20_Internet_20_Link">software development</text:a> team overall guidance to the architecture of the software project. An SDD usually accompanies an architecture diagram with pointers to detailed feature specifications of smaller pieces of the design. Practically, the description is required to coordinate a large team under a single vision, needs to be a stable reference, and outline all parts of the software and how they will work.</text:p>
      <text:p text:style-name="P2"/>
      <text:p text:style-name="Text_20_body">The SDD usually contains the following information:</text:p>
      <text:list xml:id="list90423981" text:style-name="L1">
        <text:list-item>
          <text:p text:style-name="P15">The <text:a xlink:type="simple" xlink:href="https://en.wikipedia.org/wiki/Data-driven_design" text:style-name="Internet_20_link" text:visited-style-name="Visited_20_Internet_20_Link"><text:span text:style-name="T2">data design</text:span></text:a> describes structures that reside within the software. Attributes and relationships between <text:a xlink:type="simple" xlink:href="https://en.wikipedia.org/wiki/Data_object" text:style-name="Internet_20_link" text:visited-style-name="Visited_20_Internet_20_Link">data objects</text:a> dictate the choice of <text:a xlink:type="simple" xlink:href="https://en.wikipedia.org/wiki/Data_structures" text:style-name="Internet_20_link" text:visited-style-name="Visited_20_Internet_20_Link">data structures</text:a>. </text:p>
        </text:list-item>
        <text:list-item>
          <text:p text:style-name="P15">The <text:a xlink:type="simple" xlink:href="https://en.wikipedia.org/wiki/Software_architecture" text:style-name="Internet_20_link" text:visited-style-name="Visited_20_Internet_20_Link"><text:span text:style-name="T2">architecture design</text:span></text:a> uses information flowing characteristics, and maps them into the program structure. The transformation mapping method is applied to exhibit distinct boundaries between incoming and outgoing data. The data flow diagrams allocate control input, processing and output along three separate modules. </text:p>
        </text:list-item>
        <text:list-item>
          <text:p text:style-name="P15">The <text:a xlink:type="simple" xlink:href="https://en.wikipedia.org/wiki/Interface_design" text:style-name="Internet_20_link" text:visited-style-name="Visited_20_Internet_20_Link"><text:span text:style-name="T2">interface design</text:span></text:a> describes internal and external program interfaces, as well as the design of human interface. Internal and external interface designs are based on the information obtained from the analysis model. </text:p>
        </text:list-item>
        <text:list-item>
          <text:p text:style-name="P3"><text:soft-page-break/>The <text:a xlink:type="simple" xlink:href="https://en.wikipedia.org/wiki/Procedural_design" text:style-name="Internet_20_link" text:visited-style-name="Visited_20_Internet_20_Link"><text:span text:style-name="T2">procedural design</text:span></text:a> describes structured programming concepts using graphical, tabular and textual notations. These design mediums enable the designer to represent procedural detail, that facilitates translation to code. This blueprint for implementation forms the basis for all subsequent software engineering work. </text:p>
        </text:list-item>
      </text:list>
      <text:p text:style-name="Standard"/>
      <text:h text:style-name="Heading_20_2" text:outline-level="2"><text:bookmark-start text:name="__RefHeading___Toc144_329617644"/>Software architecture <text:bookmark-end text:name="__RefHeading___Toc144_329617644"/></text:h>
      <text:p text:style-name="P1"><text:tab/><text:bookmark-start text:name="__DdeLink__1_329617644"/>Software architecture <text:bookmark-end text:name="__DdeLink__1_329617644"/>is about making fundamental structural choices which are costly to change once implemented. Software architecture choices include specific structural options from possibilities in the design of software. </text:p>
      <text:p text:style-name="P1"/>
      <text:h text:style-name="Heading_20_1" text:outline-level="1"><text:bookmark-start text:name="__RefHeading___Toc146_329617644"/>Software test documentation <text:bookmark-end text:name="__RefHeading___Toc146_329617644"/></text:h>
      <text:p text:style-name="P1"><text:span text:style-name="T1"><text:tab/></text:span><text:bookmark-start text:name="__DdeLink__10_329617644"/><text:span text:style-name="T1">Software test documentation</text:span> <text:bookmark-end text:name="__DdeLink__10_329617644"/>is the vital element that raises any experimental activities to the level of a <text:a xlink:type="simple" xlink:href="https://en.wikipedia.org/wiki/Software_test" text:style-name="Internet_20_link" text:visited-style-name="Visited_20_Internet_20_Link">software test</text:a>.<text:bookmark text:name="cite_ref-11"/><text:a xlink:type="simple" xlink:href="https://en.wikipedia.org/wiki/Software_test_documentation#cite_note-1" text:style-name="Internet_20_link" text:visited-style-name="Visited_20_Internet_20_Link">[1]</text:a> International organisations like IEEE and ISO have published standards for software test documentation.</text:p>
      <text:p text:style-name="P10">The following sections outline the existing parts of standards that are currently published and/or under development.</text:p>
      <text:h text:style-name="Heading_20_2" text:outline-level="2"><text:bookmark text:name="Structure_and_contents_of_the_standards_-_Overview_of_each_part"/><text:bookmark-start text:name="__RefHeading___Toc148_329617644"/>Structure and contents of the standards <text:bookmark-end text:name="__RefHeading___Toc148_329617644"/></text:h>
      <text:h text:style-name="Heading_20_3" text:outline-level="3"><text:bookmark text:name="ISO.2FIEC.2FIEEE_29119-1_.28Part_1.29_-_Concepts_and_Definitions"/><text:bookmark-start text:name="__RefHeading___Toc150_329617644"/><text:bookmark text:name="ISO/IEC/IEEE_29119-1_(Part_1)_-_Concepts_and_Definitions"/>ISO/IEC/IEEE 29119-1 (Part 1) - Concepts and Definitions<text:bookmark-end text:name="__RefHeading___Toc150_329617644"/></text:h>
      <text:p text:style-name="Text_20_body">ISO/IEC/IEEE 29119 Software Testing - Concepts and Definitions, facilitates the use of the other parts of the standard by introducing the <text:a xlink:type="simple" xlink:href="https://en.wikipedia.org/wiki/Vocabulary" text:style-name="Internet_20_link" text:visited-style-name="Visited_20_Internet_20_Link">vocabulary</text:a> on which the standard is built and provides examples of its application in practice. Part 1 is informative, providing definitions, a description of the concepts of software testing and ways to apply the software testing process defined in the ISO/IEC/IEEE 29119 part 2 standard and guidance for the other ISO/IEC/IEEE 29119 standards.</text:p>
      <text:h text:style-name="Heading_20_3" text:outline-level="3"><text:bookmark text:name="ISO.2FIEC.2FIEEE_29119-2_.28Part_2.29_-_Test_Processes"/><text:bookmark-start text:name="__RefHeading___Toc152_329617644"/><text:bookmark text:name="ISO/IEC/IEEE_29119-2_(Part_2)_-_Test_Processes"/>ISO/IEC/IEEE 29119-2 (Part 2) - Test Processes<text:bookmark-end text:name="__RefHeading___Toc152_329617644"/></text:h>
      <text:p text:style-name="Text_20_body">ISO/IEC/IEEE 29119 Software Testing - Test Processes, defines a generic process model for software testing that is intended for use by organizations when performing software testing. It comprises test process descriptions that define the software testing processes at the organizational level, test management level and dynamic test levels. . The processes defined in this standard can be used in conjunction with different software development lifecycle model.</text:p>
      <text:h text:style-name="Heading_20_3" text:outline-level="3"><text:bookmark text:name="ISO.2FIEC.2FIEEE_29119-3_.28Part_3.29_-_Test_Documentation"/><text:bookmark-start text:name="__RefHeading___Toc154_329617644"/><text:bookmark text:name="ISO/IEC/IEEE_29119-3_(Part_3)_-_Test_Documentation"/>ISO/IEC/IEEE 29119-3 (Part 3) - Test Documentation<text:bookmark-end text:name="__RefHeading___Toc154_329617644"/></text:h>
      <text:p text:style-name="Text_20_body">ISO/IEC/IEEE 29119 Software Testing - Test Documentation, includes templates and examples of test documentation that are produced during the test process. The templates support ISO/IEC/IEEE 29119-2 Test Processes, i.e. by the test process in which they are produced.</text:p>
      <text:p text:style-name="Text_20_body">The documents that are defined in ISO/IEC/IEEE 29119-3 are as follows:</text:p>
      <text:p text:style-name="List_20_Heading"><text:soft-page-break/><text:span text:style-name="T1">Organizational Test Process Documentation:</text:span> </text:p>
      <text:p text:style-name="List_20_Contents">- Test Policy </text:p>
      <text:p text:style-name="List_20_Contents">- Organizational Test Strategy </text:p>
      <text:p text:style-name="List_20_Heading"><text:span text:style-name="T1">Test Management Process Documentation:</text:span> </text:p>
      <text:p text:style-name="List_20_Contents">- Test Plan (including a Test Strategy) </text:p>
      <text:p text:style-name="List_20_Contents">- Test Status Report </text:p>
      <text:p text:style-name="List_20_Contents">- Test Completion Report </text:p>
      <text:p text:style-name="List_20_Heading"><text:span text:style-name="T1">Dynamic Test Process Documentation:</text:span> </text:p>
      <text:p text:style-name="List_20_Contents">- Test Design Specification </text:p>
      <text:p text:style-name="List_20_Contents">- Test Case Specification </text:p>
      <text:p text:style-name="List_20_Contents">- Test Procedure Specification </text:p>
      <text:p text:style-name="List_20_Contents">- Test Data Requirements </text:p>
      <text:p text:style-name="List_20_Contents">- Test Data Readiness Report </text:p>
      <text:p text:style-name="List_20_Contents">- Test Environment Requirements </text:p>
      <text:p text:style-name="List_20_Contents">- Test Environment Readiness Report </text:p>
      <text:p text:style-name="List_20_Contents">- Actual Results </text:p>
      <text:p text:style-name="List_20_Contents">- Test Result </text:p>
      <text:p text:style-name="List_20_Contents">- Test Execution Log </text:p>
      <text:p text:style-name="P22">- Test Incident Report </text:p>
      <text:h text:style-name="Heading_20_3" text:outline-level="3"><text:bookmark text:name="ISO.2FIEC.2FIEEE_29119-4_.28Part_4.29_-_Test_Techniques"/><text:bookmark-start text:name="__RefHeading___Toc156_329617644"/><text:bookmark text:name="ISO/IEC/IEEE_29119-4_(Part_4)_-_Test_Techniques"/>ISO/IEC/IEEE 29119-4 (Part 4) - Test Techniques<text:bookmark-end text:name="__RefHeading___Toc156_329617644"/></text:h>
      <text:p text:style-name="Text_20_body">ISO/IEC/IEEE 29119 Software Testing - Test Techniques, provides standard definitions of software <text:a xlink:type="simple" xlink:href="https://en.wikipedia.org/wiki/Test_design" text:style-name="Internet_20_link" text:visited-style-name="Visited_20_Internet_20_Link">test design</text:a> techniques (also known as test case design techniques or <text:a xlink:type="simple" xlink:href="https://en.wikipedia.org/wiki/Test_method" text:style-name="Internet_20_link" text:visited-style-name="Visited_20_Internet_20_Link">test methods</text:a>) that can be used during the test design and implementation process that is defined in ISO/IEC/IEEE 29119-2. Techniques of part 4 are intended to support part 2 or can be used without part 2.</text:p>
      <text:p text:style-name="Text_20_body">Suggested Test Design Techniques are categorized in Specification-Based Test Design Techniques, Structure-Based Test Design Techniques, and Experience-Based Test Design Techniques.<text:bookmark text:name="cite_ref-9"/><text:a xlink:type="simple" xlink:href="https://en.wikipedia.org/wiki/ISO/IEC_29119#cite_note-9" text:style-name="Internet_20_link" text:visited-style-name="Visited_20_Internet_20_Link">[9]</text:a></text:p>
      <text:h text:style-name="Heading_20_4" text:outline-level="4"><text:bookmark text:name="Specification-Based_Test_Design_Techniques"/><text:bookmark-start text:name="__RefHeading___Toc158_329617644"/>Specification-Based Test Design Techniques<text:bookmark-end text:name="__RefHeading___Toc158_329617644"/></text:h>
      <text:p text:style-name="Text_20_body"><text:a xlink:type="simple" xlink:href="https://en.wikipedia.org/wiki/Functional_testing" text:style-name="Internet_20_link" text:visited-style-name="Visited_20_Internet_20_Link">Specification-Based Test Design</text:a> Techniques base on the (functional) specification of the <text:a xlink:type="simple" xlink:href="https://en.wikipedia.org/wiki/System_under_test" text:style-name="Internet_20_link" text:visited-style-name="Visited_20_Internet_20_Link">system under test</text:a>. They are also called <text:a xlink:type="simple" xlink:href="https://en.wikipedia.org/wiki/Black-box_testing" text:style-name="Internet_20_link" text:visited-style-name="Visited_20_Internet_20_Link">black-box testing</text:a>.</text:p>
      <text:p text:style-name="Text_20_body">Suggested Test Design Techniques in this group are:</text:p>
      <text:list xml:id="list2062360585" text:style-name="L4">
        <text:list-item>
          <text:p text:style-name="P18"><text:a xlink:type="simple" xlink:href="https://en.wikipedia.org/wiki/Equivalence_Partitioning" text:style-name="Internet_20_link" text:visited-style-name="Visited_20_Internet_20_Link">Equivalence Partitioning</text:a> </text:p>
        </text:list-item>
        <text:list-item>
          <text:p text:style-name="P18"><text:a xlink:type="simple" xlink:href="https://en.wikipedia.org/wiki/Classification_Tree_Method" text:style-name="Internet_20_link" text:visited-style-name="Visited_20_Internet_20_Link">Classification Tree Method</text:a> </text:p>
        </text:list-item>
        <text:list-item>
          <text:p text:style-name="P18"><text:a xlink:type="simple" xlink:href="https://en.wikipedia.org/wiki/Boundary_Value_Analysis" text:style-name="Internet_20_link" text:visited-style-name="Visited_20_Internet_20_Link">Boundary Value Analysis</text:a> </text:p>
        </text:list-item>
        <text:list-item>
          <text:p text:style-name="P18"><text:a xlink:type="simple" xlink:href="https://en.wikipedia.org/wiki/Fuzz_testing#Techniques" text:style-name="Internet_20_link" text:visited-style-name="Visited_20_Internet_20_Link">Syntax Testing</text:a> </text:p>
        </text:list-item>
        <text:list-item>
          <text:p text:style-name="P18"><text:a xlink:type="simple" xlink:href="https://en.wikipedia.org/wiki/All-pairs_testing" text:style-name="Internet_20_link" text:visited-style-name="Visited_20_Internet_20_Link">Combinatorial Test Design Techniques</text:a> </text:p>
        </text:list-item>
        <text:list-item>
          <text:p text:style-name="P18"><text:a xlink:type="simple" xlink:href="https://en.wikipedia.org/wiki/Decision_table" text:style-name="Internet_20_link" text:visited-style-name="Visited_20_Internet_20_Link">Decision Table Testing</text:a> </text:p>
        </text:list-item>
        <text:list-item>
          <text:p text:style-name="P18"><text:a xlink:type="simple" xlink:href="https://en.wikipedia.org/wiki/Cause-effect_graph" text:style-name="Internet_20_link" text:visited-style-name="Visited_20_Internet_20_Link">Cause-Effect Graphing</text:a> </text:p>
        </text:list-item>
        <text:list-item>
          <text:p text:style-name="P18"><text:a xlink:type="simple" xlink:href="https://en.wikipedia.org/wiki/State_transition_diagram" text:style-name="Internet_20_link" text:visited-style-name="Visited_20_Internet_20_Link">State Transition Testing</text:a> </text:p>
        </text:list-item>
        <text:list-item>
          <text:p text:style-name="P18"><text:a xlink:type="simple" xlink:href="https://en.wikipedia.org/wiki/Scenario_testing" text:style-name="Internet_20_link" text:visited-style-name="Visited_20_Internet_20_Link">Scenario Testing</text:a> </text:p>
        </text:list-item>
        <text:list-item>
          <text:p text:style-name="P11"><text:a xlink:type="simple" xlink:href="https://en.wikipedia.org/wiki/Random_Testing" text:style-name="Internet_20_link" text:visited-style-name="Visited_20_Internet_20_Link">Random Testing</text:a> </text:p>
        </text:list-item>
      </text:list>
      <text:h text:style-name="Heading_20_4" text:outline-level="4"><text:bookmark text:name="Structure-Based_Test_Design_Techniques"/><text:bookmark-start text:name="__RefHeading___Toc160_329617644"/><text:soft-page-break/>Structure-Based Test Design Techniques<text:bookmark-end text:name="__RefHeading___Toc160_329617644"/></text:h>
      <text:p text:style-name="Text_20_body"><text:a xlink:type="simple" xlink:href="https://en.wikipedia.org/wiki/Structural_testing" text:style-name="Internet_20_link" text:visited-style-name="Visited_20_Internet_20_Link">Structure-Based Test Design</text:a> Techniques base on the (internal) structure of the system under test. They are also called <text:a xlink:type="simple" xlink:href="https://en.wikipedia.org/wiki/White-box_testing" text:style-name="Internet_20_link" text:visited-style-name="Visited_20_Internet_20_Link">white-box testing</text:a>.</text:p>
      <text:p text:style-name="Text_20_body">Suggested Test Design Techniques in this group are:</text:p>
      <text:list xml:id="list4244354687" text:style-name="L5">
        <text:list-item>
          <text:p text:style-name="P19"><text:a xlink:type="simple" xlink:href="https://en.wikipedia.org/wiki/Code_coverage#Basic_coverage_criteria" text:style-name="Internet_20_link" text:visited-style-name="Visited_20_Internet_20_Link">Branch Testing</text:a> </text:p>
        </text:list-item>
        <text:list-item>
          <text:p text:style-name="P19">Decision Testing </text:p>
        </text:list-item>
        <text:list-item>
          <text:p text:style-name="P19">Branch Condition Testing </text:p>
        </text:list-item>
        <text:list-item>
          <text:p text:style-name="P19">Branch Condition Combination Testing </text:p>
        </text:list-item>
        <text:list-item>
          <text:p text:style-name="P19"><text:a xlink:type="simple" xlink:href="https://en.wikipedia.org/wiki/MCDC_testing" text:style-name="Internet_20_link" text:visited-style-name="Visited_20_Internet_20_Link">Modified Condition Decision Coverage (MCDC) Testing</text:a> </text:p>
        </text:list-item>
        <text:list-item>
          <text:p text:style-name="P12"><text:a xlink:type="simple" xlink:href="https://en.wikipedia.org/wiki/Data-flow_analysis" text:style-name="Internet_20_link" text:visited-style-name="Visited_20_Internet_20_Link">Data Flow</text:a> Testing </text:p>
        </text:list-item>
      </text:list>
      <text:h text:style-name="Heading_20_4" text:outline-level="4"><text:bookmark text:name="Experience-Based_Test_Design_Techniques"/><text:bookmark-start text:name="__RefHeading___Toc162_329617644"/>Experience-Based Test Design Techniques<text:bookmark-end text:name="__RefHeading___Toc162_329617644"/></text:h>
      <text:p text:style-name="Text_20_body"><text:a xlink:type="simple" xlink:href="https://en.wikipedia.org/wiki/Exploratory_testing" text:style-name="Internet_20_link" text:visited-style-name="Visited_20_Internet_20_Link">Experience-Based Test Design</text:a> Techniques rely on the <text:a xlink:type="simple" xlink:href="https://en.wikipedia.org/wiki/Experience" text:style-name="Internet_20_link" text:visited-style-name="Visited_20_Internet_20_Link">experience</text:a> of the human tester.</text:p>
      <text:p text:style-name="Text_20_body">Suggested Test Design Techniques in this group are:</text:p>
      <text:list xml:id="list1456602470" text:style-name="L6">
        <text:list-item>
          <text:p text:style-name="P13"><text:a xlink:type="simple" xlink:href="https://en.wikipedia.org/wiki/Error_guessing" text:style-name="Internet_20_link" text:visited-style-name="Visited_20_Internet_20_Link">Error Guessing</text:a> </text:p>
        </text:list-item>
      </text:list>
      <text:h text:style-name="Heading_20_3" text:outline-level="3"><text:bookmark text:name="ISO.2FIEC.2FIEEE_29119-5_.28Part_5.29_.E2.80.93_Keyword-Driven_Testing"/><text:bookmark-start text:name="__RefHeading___Toc164_329617644"/><text:bookmark text:name="ISO/IEC/IEEE_29119-5_(Part_5)_–_Keyword-Driven_Testing"/>ISO/IEC/IEEE 29119-5 (Part 5) – Keyword-Driven Testing<text:bookmark-end text:name="__RefHeading___Toc164_329617644"/></text:h>
      <text:p text:style-name="Text_20_body">This standard covers <text:a xlink:type="simple" xlink:href="https://en.wikipedia.org/wiki/Keyword-driven_testing" text:style-name="Internet_20_link" text:visited-style-name="Visited_20_Internet_20_Link">keyword-driven testing</text:a>. Keyword-driven testing is an approach to specifying software tests (normally automated) that is already widely used in the software testing industry. This standard is intended for users who want to create keyword-driven test specifications, create corresponding frameworks, or build <text:a xlink:type="simple" xlink:href="https://en.wikipedia.org/wiki/Test_automation" text:style-name="Internet_20_link" text:visited-style-name="Visited_20_Internet_20_Link">test automation</text:a> based on key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00:05:01.679881018</meta:creation-date>
    <dc:date>2018-01-28T00:38:11.935383236</dc:date>
    <meta:editing-duration>PT1M59S</meta:editing-duration>
    <meta:editing-cycles>1</meta:editing-cycles>
    <meta:document-statistic meta:table-count="0" meta:image-count="0" meta:object-count="0" meta:page-count="6" meta:paragraph-count="147" meta:word-count="1458" meta:character-count="10170" meta:non-whitespace-character-count="8824"/>
    <meta:generator>LibreOffice/5.3.7.2.0$Linux_X86_64 LibreOffice_project/30m0$Build-2</meta:generator>
  </office:meta>
</office:document-meta>
</file>